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8.24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152.3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shutte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5" table:number-columns-repeated="1637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2200u, 40V</text:p>
          </table:table-cell>
          <table:table-cell office:value-type="string" calcext:value-type="string">
            <text:p>Capacitor_THT:CP_Radial_D17.0mm_P7.50mm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3, C5, C6, C7, C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apacitor_SMD:C_0603_1608Metric_Pad1.08x0.95mm_HandSolder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_Tantalum_SMD:CP_EIA-6032-28_Kemet-C_Pad2.25x2.35mm_HandSolder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9, C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or_SMD:C_0603_1608Metric_Pad1.08x0.95mm_HandSolder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1, D2, D3, D4, D5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Diode_SMD:D_SOD-323_HandSoldering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1</text:p>
          </table:table-cell>
          <table:table-cell office:value-type="string" calcext:value-type="string">
            <text:p>TLE5205</text:p>
          </table:table-cell>
          <table:table-cell office:value-type="string" calcext:value-type="string">
            <text:p>Package_TO_SOT_THT:TO-220-7_P2.54x3.8mm_StaggerEven_Lead5.85mm_TabDown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2mm_M3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hutter</text:p>
          </table:table-cell>
          <table:table-cell office:value-type="string" calcext:value-type="string">
            <text:p>TerminalBlock_Phoenix:TerminalBlock_Phoenix_MKDS-1,5-2-5.08_1x02_P5.08mm_Horizontal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erminalBlock_Phoenix:TerminalBlock_Phoenix_MKDS-1,5-2-5.08_1x02_P5.08mm_Horizontal</text:p>
          </table:table-cell>
          <table:table-cell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Connector_PinHeader_1.27mm:PinHeader_1x06_P1.27mm_Vertical</text:p>
          </table:table-cell>
          <table:table-cell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Connector_PinHeader_2.54mm:PinHeader_1x01_P2.54mm_Vertical</text:p>
          </table:table-cell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Connector_PinHeader_2.54mm:PinHeader_1x01_P2.54mm_Vertical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Connector_PinHeader_2.54mm:PinHeader_1x01_P2.54mm_Vertical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Connector_USB:USB_B_Lumberg_2411_02_Horizontal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Connector_JST:JST_PH_B2B-PH-K_1x02_P2.00mm_Vertical</text:p>
          </table:table-cell>
          <table:table-cell table:number-columns-repeated="1637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ccd</text:p>
          </table:table-cell>
          <table:table-cell office:value-type="string" calcext:value-type="string">
            <text:p>Connector_JST:JST_PH_B2B-PH-K_1x02_P2.00mm_Vertical</text:p>
          </table:table-cell>
          <table:table-cell table:number-columns-repeated="1637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DTA114Y</text:p>
          </table:table-cell>
          <table:table-cell office:value-type="string" calcext:value-type="string">
            <text:p>Package_TO_SOT_SMD:SOT-323_SC-70_Handsoldering</text:p>
          </table:table-cell>
          <table:table-cell table:number-columns-repeated="1637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, R5, R6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300 II</text:p>
          </table:table-cell>
          <table:table-cell office:value-type="string" calcext:value-type="string">
            <text:p>Resistor_THT:R_Axial_Power_L20.0mm_W6.4mm_P22.40mm</text:p>
          </table:table-cell>
          <table:table-cell table:number-columns-repeated="1637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8, R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Package_TO_SOT_SMD:SOT-223-3_TabPin2</text:p>
          </table:table-cell>
          <table:table-cell table:number-columns-repeated="1637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TM32F103C6Tx</text:p>
          </table:table-cell>
          <table:table-cell office:value-type="string" calcext:value-type="string">
            <text:p>Package_QFP:LQFP-48_7x7mm_P0.5mm</text:p>
          </table:table-cell>
          <table:table-cell table:number-columns-repeated="1637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Package_TO_SOT_SMD:SOT-23-6_Handsoldering</text:p>
          </table:table-cell>
          <table:table-cell table:number-columns-repeated="1637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NX5032GA-8MHz</text:p>
          </table:table-cell>
          <table:table-cell office:value-type="string" calcext:value-type="string">
            <text:p>Crystal:Crystal_SMD_5032-2Pin_5.0x3.2mm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ed-by>Эдуард Владимирович Емельянов</meta:printed-by>
    <meta:print-date>2024-09-30T11:13:48.965033320</meta:print-date>
    <dc:date>2024-09-30T11:14:05.304329761</dc:date>
    <dc:creator>Эдуард Владимирович Емельянов</dc:creator>
    <meta:editing-duration>PT1M58S</meta:editing-duration>
    <meta:editing-cycles>1</meta:editing-cycles>
    <meta:document-statistic meta:table-count="1" meta:cell-count="150" meta:object-count="0"/>
    <meta:generator>LibreOffice/7.6.7.2$Linux_X86_64 LibreOffice_project/60$Build-2</meta:generator>
  </office:meta>
</office:document-meta>
</file>